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d287c" officeooo:paragraph-rsid="001d287c"/>
    </style:style>
    <style:style style:name="P3" style:family="paragraph" style:parent-style-name="Text_20_body" style:list-style-name="L1">
      <style:text-properties fo:language="en" fo:country="US" officeooo:rsid="001d287c" officeooo:paragraph-rsid="001d287c"/>
    </style:style>
    <style:style style:name="P4" style:family="paragraph" style:parent-style-name="Text_20_body">
      <style:text-properties fo:language="en" fo:country="US" officeooo:rsid="001eb45c" officeooo:paragraph-rsid="001eb45c"/>
    </style:style>
    <style:style style:name="P5" style:family="paragraph" style:parent-style-name="Title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oll Duel Documentation</text:p>
      <text:p text:style-name="P1"/>
      <text:p text:style-name="P2">Requirements:</text:p>
      <text:list xml:id="list5010275899206411742" text:style-name="L1">
        <text:list-item>
          <text:p text:style-name="P3">MVC</text:p>
        </text:list-item>
        <text:list-item>
          <text:p text:style-name="P3">Internationalization</text:p>
        </text:list-item>
        <text:list-item>
          <text:p text:style-name="P3">UIBinder</text:p>
        </text:list-item>
        <text:list-item>
          <text:p text:style-name="P3">Responsive front-end</text:p>
        </text:list-item>
        <text:list-item>
          <text:p text:style-name="P3">Git Versionning</text:p>
        </text:list-item>
        <text:list-item>
          <text:p text:style-name="P3">Licenceing</text:p>
        </text:list-item>
        <text:list-item>
          <text:p text:style-name="P3">Documentation</text:p>
        </text:list-item>
      </text:list>
      <text:p text:style-name="P2"/>
      <text:p text:style-name="P4">Internationalization:</text:p>
      <text:p text:style-name="P4">Languages: English, French and Spanish</text:p>
      <text:p text:style-name="P4">Internationalization is done using the Dictionary Class and declaring constants that inherit the translation set within the properties files found in the root folder of the project for each languag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5:08:19.691330253</meta:creation-date>
    <meta:generator>LibreOffice/4.2.6.3$Linux_X86_64 LibreOffice_project/420m0$Build-3</meta:generator>
    <dc:date>2014-11-04T15:50:13.813047042</dc:date>
    <meta:editing-duration>PT37M53S</meta:editing-duration>
    <meta:editing-cycles>2</meta:editing-cycles>
    <meta:document-statistic meta:table-count="0" meta:image-count="0" meta:object-count="0" meta:page-count="1" meta:paragraph-count="12" meta:word-count="56" meta:character-count="391" meta:non-whitespace-character-count="354"/>
  </office:meta>
</office:document-meta>
</file>